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3.0602in"/>
    </style:style>
    <style:style style:name="co5" style:family="table-column">
      <style:table-column-properties fo:break-before="auto" style:column-width="3.362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4937in" fo:break-before="page" style:use-optimal-row-height="fals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ro7" style:family="table-row">
      <style:table-row-properties style:row-height="0.9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</style:style>
    <style:style style:name="ce6" style:family="table-cell" style:parent-style-name="Default">
      <style:table-cell-properties fo:border="0.0008in solid #000000"/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fo:wrap-option="wrap" fo:border="0.0008in solid #000000" style:vertical-align="top"/>
      <style:text-properties style:font-name="Arial" style:font-name-asian="Arial Unicode MS" style:font-name-complex="Arial Unicode MS"/>
    </style:style>
    <style:style style:name="ce8" style:family="table-cell" style:parent-style-name="Default">
      <style:table-cell-properties fo:border="0.0008in solid #000000" style:vertical-align="top"/>
    </style:style>
    <style:style style:name="ce9" style:family="table-cell" style:parent-style-name="Default">
      <style:table-cell-properties fo:wrap-option="wrap" fo:border="0.0008in solid #000000" style:vertical-align="top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Test C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Application name</text:p>
          </table:table-cell>
          <table:table-cell table:style-name="Default" office:value-type="string">
            <text:p>Todo mvc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Application link</text:p>
          </table:table-cell>
          <table:table-cell table:style-name="Default" office:value-type="string">
            <text:p><text:a xlink:href="https://todomvc.com/examples/angular2/">https://todomvc.com/examples/angular2/</text:a>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" office:value-type="string">
            <text:p>Test Case Id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ositive/Negative</text:p>
          </table:table-cell>
          <table:table-cell table:style-name="ce1" office:value-type="string">
            <text:p>Action Steps</text:p>
          </table:table-cell>
          <table:table-cell table:style-name="ce1" office:value-type="string">
            <text:p>Expected Results</text:p>
          </table:table-cell>
        </table:table-row>
        <table:table-row table:style-name="ro4">
          <table:table-cell office:value-type="string">
            <text:p>TODOS-001</text:p>
          </table:table-cell>
          <table:table-cell office:value-type="string">
            <text:p>Create</text:p>
          </table:table-cell>
          <table:table-cell table:style-name="ce2" office:value-type="string">
            <text:p>Positive</text:p>
          </table:table-cell>
          <table:table-cell table:style-name="ce4" office:value-type="string">
            <text:p>1. Open Application link</text:p>
            <text:p>2. Put “Water the flowers” to input field</text:p>
            <text:p>3. Press “Enter” button</text:p>
          </table:table-cell>
          <table:table-cell table:style-name="ce4" office:value-type="string">
            <text:p>1. “Water the flowers” option appears in the Todo list</text:p>
            <text:p>2. Item counter is changed to “1 item left”</text:p>
          </table:table-cell>
        </table:table-row>
        <table:table-row table:style-name="ro5">
          <table:table-cell office:value-type="string">
            <text:p>TODOS-002</text:p>
          </table:table-cell>
          <table:table-cell office:value-type="string">
            <text:p>Create</text:p>
          </table:table-cell>
          <table:table-cell table:style-name="ce2" office:value-type="string">
            <text:p>Negative</text:p>
          </table:table-cell>
          <table:table-cell table:style-name="ce5" office:value-type="string">
            <text:p>1. Open Application link</text:p>
            <text:p><text:span text:style-name="T1">2. Wrap item name into spaces, ex.</text:span></text:p>
            <text:p><text:span text:style-name="T1">“ <text:s/></text:span><text:span text:style-name="T1">Watch Netflix <text:s/>” to input field</text:span></text:p>
            <text:p><text:span text:style-name="T1">3. Press “Enter” button</text:span></text:p>
          </table:table-cell>
          <table:table-cell table:style-name="ce4" office:value-type="string">
            <text:p>Spaces should be trimmed and “Watch Netflix” option name is displayed in the Todo list</text:p>
          </table:table-cell>
        </table:table-row>
        <table:table-row table:style-name="ro6">
          <table:table-cell office:value-type="string">
            <text:p>TODOS-003</text:p>
          </table:table-cell>
          <table:table-cell office:value-type="string">
            <text:p>Complete</text:p>
          </table:table-cell>
          <table:table-cell table:style-name="ce2" office:value-type="string">
            <text:p>Posi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Complete this item!” to input field</text:span></text:p>
            <text:p><text:span text:style-name="T1">3. Put “Do not complete this item!”to input field</text:span></text:p>
            <text:p><text:span text:style-name="T1">3. Press “Enter” button</text:span></text:p>
            <text:p><text:span text:style-name="T1">4. Click radio button near the item</text:span></text:p>
          </table:table-cell>
          <table:table-cell table:style-name="ce8" office:value-type="string">
            <text:p>1. Item is crossed out</text:p>
            <text:p>2. Item counter is changed to “1 item left”</text:p>
          </table:table-cell>
        </table:table-row>
        <table:table-row table:style-name="ro6">
          <table:table-cell office:value-type="string">
            <text:p>TODOS-004</text:p>
          </table:table-cell>
          <table:table-cell office:value-type="string">
            <text:p>Edit</text:p>
          </table:table-cell>
          <table:table-cell table:style-name="ce2" office:value-type="string">
            <text:p>Posi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I like DC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I like Marvel instead”</text:span></text:p>
          </table:table-cell>
          <table:table-cell table:style-name="ce9" office:value-type="string">
            <text:p>1. “I like Marvel instead” option is displayed</text:p>
            <text:p>2. “I like DC” option is not present</text:p>
          </table:table-cell>
        </table:table-row>
        <table:table-row table:style-name="ro7">
          <table:table-cell office:value-type="string">
            <text:p>TODOS-005</text:p>
          </table:table-cell>
          <table:table-cell office:value-type="string">
            <text:p>Edit</text:p>
          </table:table-cell>
          <table:table-cell table:style-name="ce2" office:value-type="string">
            <text:p>Negative</text:p>
          </table:table-cell>
          <table:table-cell table:style-name="ce7" office:value-type="string">
            <text:p><text:span text:style-name="T1">1. Open Application link</text:span></text:p>
            <text:p><text:span text:style-name="T1">2. Put “This will be destroyed soon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” (delete existing string)</text:span></text:p>
            <text:p><text:span text:style-name="T1">6. Move focus from input field</text:span></text:p>
          </table:table-cell>
          <table:table-cell table:style-name="ce9" office:value-type="string">
            <text:p>Empty string is displayed in the list of items</text:p>
          </table:table-cell>
        </table:table-row>
        <table:table-row table:style-name="ro6">
          <table:table-cell office:value-type="string">
            <text:p>TODOS-006</text:p>
          </table:table-cell>
          <table:table-cell office:value-type="string">
            <text:p>Delete</text:p>
          </table:table-cell>
          <table:table-cell table:style-name="ce2" office:value-type="string">
            <text:p>Posi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Hasta la vista, baby” to input field</text:span></text:p>
            <text:p><text:span text:style-name="T1">3. Press “Enter” button</text:span></text:p>
            <text:p><text:span text:style-name="T1">4. Hover over the item, until red cross appears</text:span></text:p>
            <text:p><text:span text:style-name="T1">5. Click red cross</text:span></text:p>
          </table:table-cell>
          <table:table-cell table:style-name="ce8" office:value-type="string">
            <text:p>Item is deleted</text:p>
          </table:table-cell>
        </table:table-row>
        <table:table-row table:style-name="ro7">
          <table:table-cell office:value-type="string">
            <text:p>TODOS-007</text:p>
          </table:table-cell>
          <table:table-cell office:value-type="string">
            <text:p>Delete</text:p>
          </table:table-cell>
          <table:table-cell table:style-name="ce2" office:value-type="string">
            <text:p>Nega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I am invisible” to input field</text:span></text:p>
            <text:p><text:span text:style-name="T1">3. Press “Enter” button</text:span></text:p>
            <text:p><text:span text:style-name="T1">4. Double-click the item to enter the edit mode</text:span></text:p>
            <text:p><text:span text:style-name="T1">5. Leave the string intentionally empty</text:span></text:p>
            <text:p><text:span text:style-name="T1">6. Press “Enter” button</text:span></text:p>
          </table:table-cell>
          <table:table-cell table:style-name="ce8" office:value-type="string">
            <text:p>Item is deleted</text:p>
          </table:table-cell>
        </table:table-row>
        <table:table-row table:style-name="ro7">
          <table:table-cell table:style-name="ce3" table:number-columns-repeated="2"/>
          <table:table-cell table:number-columns-repeated="3"/>
        </table:table-row>
        <table:table-row table:style-name="ro7">
          <table:table-cell table:style-name="ce3"/>
          <table:table-cell table:style-name="Default"/>
          <table:table-cell table:number-columns-repeated="3"/>
        </table:table-row>
        <table:table-row table:style-name="ro7">
          <table:table-cell table:style-name="ce3"/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4/05/2021</text:date>, <text:time>22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22:07</meta:creation-date>
    <meta:generator>OpenOffice/4.1.7$Unix OpenOffice.org_project/417m1$Build-9800</meta:generator>
    <dc:date>2021-04-05T22:07:59</dc:date>
    <meta:editing-duration>P5DT10H49M</meta:editing-duration>
    <meta:editing-cycles>8</meta:editing-cycles>
    <meta:print-date>2021-03-29T10:53:13</meta:print-date>
    <meta:document-statistic meta:table-count="1" meta:cell-count="44" meta:object-count="0"/>
  </office:meta>
</office:document-meta>
</file>